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c5dc2" officeooo:paragraph-rsid="000c5dc2"/>
    </style:style>
    <style:style style:name="P2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0c5dc2" officeooo:paragraph-rsid="000c5dc2" style:font-size-asian="11pt" style:font-size-complex="11pt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0fe02e" officeooo:paragraph-rsid="000fe02e" style:font-size-asian="11pt" style:font-size-complex="11pt"/>
    </style:style>
    <style:style style:name="P4" style:family="paragraph" style:parent-style-name="Text_20_body">
      <style:paragraph-properties fo:text-align="center" style:justify-single-word="false"/>
      <style:text-properties officeooo:rsid="000fe02e" officeooo:paragraph-rsid="000fe02e"/>
    </style:style>
    <style:style style:name="P5" style:family="paragraph" style:parent-style-name="Title">
      <style:text-properties officeooo:rsid="000fe02e" officeooo:paragraph-rsid="000fe0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itle</text:p>
      <text:p text:style-name="P4">Summary</text:p>
      <text:p text:style-name="P1"/>
      <text:p text:style-name="P3">Lear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22:40:08.082746288</meta:creation-date>
    <dc:date>2018-04-24T22:59:00.599069857</dc:date>
    <meta:editing-duration>PT1M59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1" meta:paragraph-count="3" meta:word-count="3" meta:character-count="21" meta:non-whitespace-character-count="21"/>
  </office:meta>
</office:document-meta>
</file>